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Test.shouldNotAllowNegativeNumberOfMinimum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LeastTest.shouldAllowZero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